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3cm" fo:min-width="2.9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3.7cm"/>
    </style:style>
    <style:style style:name="gr4" style:family="graphic" style:parent-style-name="standard">
      <style:graphic-properties draw:textarea-horizontal-align="justify" draw:textarea-vertical-align="middle" draw:auto-grow-height="false" fo:min-height="3.4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764cm" fo:min-width="2.268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co1" style:family="table-column">
      <style:table-column-properties style:column-width="6.739cm" style:use-optimal-column-width="false"/>
    </style:style>
    <style:style style:name="co2" style:family="table-column">
      <style:table-column-properties style:column-width="5.993cm" style:use-optimal-column-width="false"/>
    </style:style>
    <style:style style:name="co3" style:family="table-column">
      <style:table-column-properties style:column-width="5.65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-0.665cm"/>
    </style:style>
    <style:style style:name="ro3" style:family="table-row">
      <style:table-row-properties style:row-height="-0.58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3.3cm" svg:x="1.3cm" svg:y="2.1cm">
          <text:p text:style-name="P1">EMPLOY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" draw:id="id2" draw:layer="layout" svg:width="3.4cm" svg:height="3.3cm" svg:x="6.4cm" svg:y="2.9cm">
          <text:p text:style-name="P1">SKIL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3" draw:id="id3" draw:layer="layout" svg:width="3.4cm" svg:height="3.3cm" svg:x="11.1cm" svg:y="2.3cm">
          <text:p text:style-name="P1">EMPLOYE</text:p>
          <text:p text:style-name="P1">PROJE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4" draw:id="id4" draw:layer="layout" svg:width="3.4cm" svg:height="3.3cm" svg:x="15.9cm" svg:y="2.1cm">
          <text:p text:style-name="P1">PROJE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curve" svg:x1="4.7cm" svg:y1="3.75cm" svg:x2="6.4cm" svg:y2="4.55cm" draw:start-shape="id1" draw:start-glue-point="8" draw:end-shape="id2" svg:d="M4700 3750c1276 0 427 800 1700 800" svg:viewBox="0 0 1701 801">
          <text:p/>
        </draw:connector>
        <draw:connector draw:style-name="gr2" draw:text-style-name="P2" draw:layer="layout" draw:type="curve" svg:x1="3cm" svg:y1="2.1cm" svg:x2="12.8cm" svg:y2="2.3cm" draw:start-shape="id1" draw:start-glue-point="5" draw:end-shape="id3" svg:d="M3000 2100c0-751 9800-851 9800 200" svg:viewBox="0 0 9801 777">
          <text:p/>
        </draw:connector>
        <draw:connector draw:style-name="gr2" draw:text-style-name="P2" draw:layer="layout" draw:type="curve" svg:x1="17.6cm" svg:y1="2.1cm" svg:x2="12.8cm" svg:y2="2.3cm" draw:start-shape="id4" draw:start-glue-point="5" draw:end-shape="id3" draw:end-glue-point="5" svg:d="M17600 2100c0-751-4800-851-4800 200" svg:viewBox="0 0 4801 777">
          <text:p/>
        </draw:connector>
        <draw:custom-shape draw:style-name="gr3" draw:text-style-name="P1" xml:id="id6" draw:id="id6" draw:layer="layout" svg:width="4.2cm" svg:height="4.5cm" svg:x="1.8cm" svg:y="13.1cm">
          <text:p text:style-name="P1">HR</text:p>
          <text:p text:style-name="P1">&amp;</text:p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8cm" svg:height="3.7cm" svg:x="17.1cm" svg:y="13.9cm">
          <text:p text:style-name="P1">PWA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4cm" svg:height="3.2cm" svg:x="8.4cm" svg:y="8.6cm">
          <text:p text:style-name="P1">API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2" draw:layer="layout" draw:type="curve" svg:x1="3cm" svg:y1="5.4cm" svg:x2="10.6cm" svg:y2="8.6cm" draw:start-shape="id1" draw:start-glue-point="7" draw:end-shape="id5" draw:end-glue-point="4" svg:d="M3000 5400c0 2401 7600 802 7600 3200" svg:viewBox="0 0 7601 3201">
          <text:p/>
        </draw:connector>
        <draw:connector draw:style-name="gr6" draw:text-style-name="P2" draw:layer="layout" draw:type="curve" svg:x1="8.1cm" svg:y1="6.2cm" svg:x2="10.6cm" svg:y2="8.6cm" draw:start-shape="id2" draw:start-glue-point="7" draw:end-shape="id5" draw:end-glue-point="4" svg:d="M8100 6200c0 1801 2500 602 2500 2400" svg:viewBox="0 0 2501 2401">
          <text:p/>
        </draw:connector>
        <draw:connector draw:style-name="gr6" draw:text-style-name="P2" draw:layer="layout" draw:type="curve" svg:x1="12.8cm" svg:y1="5.6cm" svg:x2="10.6cm" svg:y2="8.6cm" draw:start-shape="id3" draw:start-glue-point="7" draw:end-shape="id5" draw:end-glue-point="4" svg:d="M12800 5600c0 2251-2200 752-2200 3000" svg:viewBox="0 0 2201 3001">
          <text:p/>
        </draw:connector>
        <draw:connector draw:style-name="gr6" draw:text-style-name="P2" draw:layer="layout" draw:type="curve" svg:x1="17.6cm" svg:y1="5.4cm" svg:x2="10.6cm" svg:y2="8.6cm" draw:start-shape="id4" draw:start-glue-point="7" draw:end-shape="id5" draw:end-glue-point="4" svg:d="M17600 5400c0 2401-7000 802-7000 3200" svg:viewBox="0 0 7001 3201">
          <text:p/>
        </draw:connector>
        <draw:connector draw:style-name="gr6" draw:text-style-name="P2" draw:layer="layout" draw:type="curve" svg:x1="10.6cm" svg:y1="11.8cm" svg:x2="3.9cm" svg:y2="13.1cm" draw:start-shape="id5" draw:start-glue-point="6" draw:end-shape="id6" svg:d="M10600 11800c0 976-6700 327-6700 1300" svg:viewBox="0 0 6701 1301">
          <text:p/>
        </draw:connector>
        <draw:connector draw:style-name="gr6" draw:text-style-name="P2" draw:layer="layout" draw:type="curve" svg:x1="10.6cm" svg:y1="11.8cm" svg:x2="18cm" svg:y2="13.9cm" draw:start-shape="id5" draw:start-glue-point="6" draw:end-shape="id7" draw:end-glue-point="0" svg:d="M10600 11800c0 1576 7400 527 7400 2100" svg:viewBox="0 0 7401 2101">
          <text:p/>
        </draw:connector>
        <draw:frame draw:style-name="standard" draw:layer="layout" svg:width="6.738cm" svg:height="7.703cm" svg:x="0.998cm" svg:y="20.865cm">
          <table:table table:template-name="default" table:use-first-row-styles="true" table:use-banding-columns-styles="true">
            <table:table-column table:style-name="co1"/>
            <table:table-row table:style-name="ro1">
              <table:table-cell table:style-name="gray3">
                <text:p>For Admin</text:p>
              </table:table-cell>
            </table:table-row>
            <table:table-row table:style-name="ro1">
              <table:table-cell table:style-name="gray1">
                <text:p>Can get employe, skills, projects DATA</text:p>
              </table:table-cell>
            </table:table-row>
            <table:table-row table:style-name="ro1">
              <table:table-cell table:style-name="gray1">
                <text:p>Can update employe, skills, emp projects</text:p>
              </table:table-cell>
            </table:table-row>
            <table:table-row table:style-name="ro1">
              <table:table-cell table:style-name="gray1">
                <text:p>Can create employe, skills, emp projects</text:p>
              </table:table-cell>
            </table:table-row>
            <table:table-row table:style-name="ro1">
              <table:table-cell table:style-name="gray1">
                <text:p>Can post request for employ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992cm" svg:height="4.337cm" svg:x="7.807cm" svg:y="21.937cm">
          <table:table table:template-name="default" table:use-first-row-styles="true">
            <table:table-column table:style-name="co2"/>
            <table:table-row table:style-name="ro2">
              <table:table-cell table:style-name="gray3">
                <text:p>For Hr</text:p>
              </table:table-cell>
            </table:table-row>
            <table:table-row table:style-name="ro1">
              <table:table-cell table:style-name="gray1">
                <text:p>Can asigne product to employe</text:p>
              </table:table-cell>
            </table:table-row>
            <table:table-row table:style-name="ro1">
              <table:table-cell table:style-name="gray1">
                <text:p>Can respond to Admin pos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651cm" svg:height="7.703cm" svg:x="14.045cm" svg:y="20.392cm">
          <table:table table:template-name="default" table:use-first-row-styles="true">
            <table:table-column table:style-name="co3"/>
            <table:table-row table:style-name="ro3">
              <table:table-cell table:style-name="gray3">
                <text:p>For Admin 2</text:p>
              </table:table-cell>
            </table:table-row>
            <table:table-row table:style-name="ro1">
              <table:table-cell table:style-name="gray1">
                <text:p>Can create product</text:p>
              </table:table-cell>
            </table:table-row>
            <table:table-row table:style-name="ro1">
              <table:table-cell table:style-name="gray1">
                <text:p>Can change state to product(UPDATE)</text:p>
              </table:table-cell>
            </table:table-row>
            <table:table-row table:style-name="ro1">
              <table:table-cell table:style-name="gray1">
                <text:p>Can edit product</text:p>
              </table:table-cell>
            </table:table-row>
            <table:table-row table:style-name="ro1">
              <table:table-cell table:style-name="gray1">
                <text:p>View product status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9T17:46:34.578824612</meta:creation-date>
    <dc:date>2019-08-20T11:43:20.297807439</dc:date>
    <meta:editing-duration>PT10M43S</meta:editing-duration>
    <meta:editing-cycles>2</meta:editing-cycles>
    <meta:generator>LibreOffice/5.1.6.2$Linux_X86_64 LibreOffice_project/10m0$Build-2</meta:generator>
    <meta:document-statistic meta:object-count="19"/>
  </office:meta>
</office:document-meta>
</file>